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officeooo:paragraph-rsid="00195acb"/>
    </style:style>
    <style:style style:name="P2" style:family="paragraph" style:parent-style-name="Text_20_body">
      <style:paragraph-properties fo:text-align="center" style:justify-single-word="false"/>
      <style:text-properties officeooo:paragraph-rsid="00195acb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95acb" officeooo:paragraph-rsid="00195acb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195acb" officeooo:paragraph-rsid="0019b452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19b452" officeooo:paragraph-rsid="0019b452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19b452" officeooo:paragraph-rsid="00195acb"/>
    </style:style>
    <style:style style:name="P7" style:family="paragraph" style:parent-style-name="Text_20_body" style:list-style-name="L2">
      <style:paragraph-properties fo:text-align="start" style:justify-single-word="false"/>
      <style:text-properties officeooo:rsid="00195acb" officeooo:paragraph-rsid="00195acb"/>
    </style:style>
    <style:style style:name="P8" style:family="paragraph" style:parent-style-name="Text_20_body" style:list-style-name="">
      <style:paragraph-properties fo:text-align="start" style:justify-single-word="false"/>
      <style:text-properties officeooo:rsid="00195acb" officeooo:paragraph-rsid="00195acb"/>
    </style:style>
    <style:style style:name="P9" style:family="paragraph" style:parent-style-name="Text_20_body" style:list-style-name="L3">
      <style:paragraph-properties fo:text-align="start" style:justify-single-word="false"/>
      <style:text-properties officeooo:rsid="0019b452" officeooo:paragraph-rsid="0019b452"/>
    </style:style>
    <style:style style:name="P10" style:family="paragraph" style:parent-style-name="Text_20_body" style:list-style-name="">
      <style:paragraph-properties fo:text-align="start" style:justify-single-word="false"/>
      <style:text-properties officeooo:paragraph-rsid="0019b452"/>
    </style:style>
    <style:style style:name="P11" style:family="paragraph" style:parent-style-name="Text_20_body" style:list-style-name="L4">
      <style:paragraph-properties fo:text-align="start" style:justify-single-word="false"/>
      <style:text-properties officeooo:rsid="0019b452" officeooo:paragraph-rsid="0019b452"/>
    </style:style>
    <style:style style:name="P12" style:family="paragraph" style:parent-style-name="Text_20_body" style:list-style-name="">
      <style:paragraph-properties fo:text-align="start" style:justify-single-word="false"/>
      <style:text-properties officeooo:rsid="0019b452" officeooo:paragraph-rsid="0019b452"/>
    </style:style>
    <style:style style:name="P13" style:family="paragraph" style:parent-style-name="Text_20_body" style:list-style-name="L5">
      <style:paragraph-properties fo:text-align="start" style:justify-single-word="false"/>
      <style:text-properties officeooo:rsid="001ab115" officeooo:paragraph-rsid="001ab115"/>
    </style:style>
    <style:style style:name="P14" style:family="paragraph" style:parent-style-name="Text_20_body" style:list-style-name="L6">
      <style:paragraph-properties fo:text-align="start" style:justify-single-word="false"/>
      <style:text-properties officeooo:rsid="001ab115" officeooo:paragraph-rsid="001ab115"/>
    </style:style>
    <style:style style:name="P15" style:family="paragraph" style:parent-style-name="Heading_20_4">
      <style:paragraph-properties fo:text-align="center" style:justify-single-word="false" fo:break-before="page"/>
      <style:text-properties officeooo:paragraph-rsid="00195acb"/>
    </style:style>
    <style:style style:name="P16" style:family="paragraph" style:parent-style-name="Heading_20_4" style:list-style-name="">
      <style:paragraph-properties fo:text-align="center" style:justify-single-word="false"/>
      <style:text-properties officeooo:paragraph-rsid="00195acb"/>
    </style:style>
    <style:style style:name="P17" style:family="paragraph" style:parent-style-name="Text_20_body" style:list-style-name="L7">
      <style:paragraph-properties fo:text-align="start" style:justify-single-word="false"/>
      <style:text-properties officeooo:rsid="0019b452" officeooo:paragraph-rsid="0019b452"/>
    </style:style>
    <style:style style:name="P18" style:family="paragraph" style:parent-style-name="Text_20_body" style:list-style-name="L7">
      <style:paragraph-properties fo:text-align="start" style:justify-single-word="false"/>
      <style:text-properties officeooo:rsid="001ab115" officeooo:paragraph-rsid="001ab115"/>
    </style:style>
    <style:style style:name="P19" style:family="paragraph" style:parent-style-name="Text_20_body" style:list-style-name="L8">
      <style:paragraph-properties fo:text-align="start" style:justify-single-word="false"/>
      <style:text-properties officeooo:rsid="001ab57a" officeooo:paragraph-rsid="001ab57a"/>
    </style:style>
    <style:style style:name="P20" style:family="paragraph" style:parent-style-name="Text_20_body" style:list-style-name="">
      <style:paragraph-properties fo:text-align="start" style:justify-single-word="false"/>
      <style:text-properties officeooo:rsid="001ab57a" officeooo:paragraph-rsid="001ab57a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paragraph-rsid="001ab57a"/>
    </style:style>
    <style:style style:name="P22" style:family="paragraph" style:parent-style-name="Text_20_body" style:list-style-name="">
      <style:paragraph-properties fo:text-align="start" style:justify-single-word="false"/>
      <style:text-properties officeooo:paragraph-rsid="001ab57a"/>
    </style:style>
    <style:style style:name="P23" style:family="paragraph" style:parent-style-name="Text_20_body" style:list-style-name="L9">
      <style:paragraph-properties fo:text-align="start" style:justify-single-word="false"/>
      <style:text-properties officeooo:paragraph-rsid="001ab57a"/>
    </style:style>
    <style:style style:name="P24" style:family="paragraph" style:parent-style-name="Text_20_body" style:list-style-name="L9">
      <style:paragraph-properties fo:text-align="start" style:justify-single-word="false"/>
      <style:text-properties officeooo:rsid="0019b452" officeooo:paragraph-rsid="001ab57a"/>
    </style:style>
    <style:style style:name="P25" style:family="paragraph" style:parent-style-name="Text_20_body" style:list-style-name="">
      <style:paragraph-properties fo:text-align="start" style:justify-single-word="false"/>
      <style:text-properties officeooo:rsid="0019b452" officeooo:paragraph-rsid="001ab57a"/>
    </style:style>
    <style:style style:name="P26" style:family="paragraph" style:parent-style-name="Text_20_body" style:list-style-name="L10">
      <style:paragraph-properties fo:text-align="start" style:justify-single-word="false"/>
      <style:text-properties officeooo:paragraph-rsid="001ab57a"/>
    </style:style>
    <style:style style:name="P27" style:family="paragraph" style:parent-style-name="Text_20_body" style:list-style-name="L10">
      <style:paragraph-properties fo:text-align="start" style:justify-single-word="false"/>
      <style:text-properties officeooo:rsid="001ab115" officeooo:paragraph-rsid="001ab57a"/>
    </style:style>
    <style:style style:name="P28" style:family="paragraph" style:parent-style-name="Text_20_body" style:list-style-name="L11">
      <style:paragraph-properties fo:text-align="start" style:justify-single-word="false"/>
      <style:text-properties officeooo:rsid="001ab115" officeooo:paragraph-rsid="001ab57a"/>
    </style:style>
    <style:style style:name="P29" style:family="paragraph" style:parent-style-name="Text_20_body">
      <style:paragraph-properties fo:text-align="start" style:justify-single-word="false"/>
      <style:text-properties officeooo:paragraph-rsid="00195acb"/>
    </style:style>
    <style:style style:name="P30" style:family="paragraph" style:parent-style-name="Text_20_body" style:list-style-name="L12">
      <style:paragraph-properties fo:text-align="start" style:justify-single-word="false"/>
      <style:text-properties officeooo:paragraph-rsid="00195acb"/>
    </style:style>
    <style:style style:name="P31" style:family="paragraph" style:parent-style-name="Text_20_body" style:list-style-name="L12">
      <style:paragraph-properties fo:text-align="start" style:justify-single-word="false"/>
      <style:text-properties officeooo:rsid="001ad945" officeooo:paragraph-rsid="001ad945"/>
    </style:style>
    <style:style style:name="P32" style:family="paragraph" style:parent-style-name="Text_20_body" style:list-style-name="L13">
      <style:paragraph-properties fo:text-align="start" style:justify-single-word="false"/>
      <style:text-properties officeooo:rsid="001ad945" officeooo:paragraph-rsid="001ad945"/>
    </style:style>
    <style:style style:name="P33" style:family="paragraph" style:parent-style-name="Text_20_body">
      <style:paragraph-properties fo:text-align="start" style:justify-single-word="false"/>
      <style:text-properties officeooo:rsid="001ad945" officeooo:paragraph-rsid="001ad945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paragraph-rsid="001ad945"/>
    </style:style>
    <style:style style:name="P35" style:family="paragraph" style:parent-style-name="Text_20_body" style:list-style-name="">
      <style:paragraph-properties fo:text-align="start" style:justify-single-word="false"/>
      <style:text-properties officeooo:paragraph-rsid="001ad945"/>
    </style:style>
    <style:style style:name="P36" style:family="paragraph" style:parent-style-name="Text_20_body" style:list-style-name="L14">
      <style:paragraph-properties fo:text-align="start" style:justify-single-word="false"/>
      <style:text-properties officeooo:rsid="0019b452" officeooo:paragraph-rsid="001ad945"/>
    </style:style>
    <style:style style:name="P37" style:family="paragraph" style:parent-style-name="Text_20_body" style:list-style-name="">
      <style:paragraph-properties fo:text-align="start" style:justify-single-word="false"/>
      <style:text-properties officeooo:rsid="0019b452" officeooo:paragraph-rsid="001ad945"/>
    </style:style>
    <style:style style:name="P38" style:family="paragraph" style:parent-style-name="Text_20_body" style:list-style-name="L15">
      <style:paragraph-properties fo:text-align="start" style:justify-single-word="false"/>
      <style:text-properties officeooo:rsid="001ab115" officeooo:paragraph-rsid="001ad945"/>
    </style:style>
    <style:style style:name="P39" style:family="paragraph" style:parent-style-name="Text_20_body" style:list-style-name="L15">
      <style:paragraph-properties fo:text-align="start" style:justify-single-word="false"/>
      <style:text-properties officeooo:rsid="001ad945" officeooo:paragraph-rsid="001ad945"/>
    </style:style>
    <style:style style:name="P40" style:family="paragraph" style:parent-style-name="Heading_20_4" style:list-style-name="">
      <style:paragraph-properties fo:text-align="center" style:justify-single-word="false" fo:break-before="page"/>
      <style:text-properties officeooo:rsid="001ab57a" officeooo:paragraph-rsid="001ab57a"/>
    </style:style>
    <style:style style:name="P41" style:family="paragraph" style:parent-style-name="Text_20_body" style:list-style-name="">
      <style:paragraph-properties fo:text-align="center" style:justify-single-word="false"/>
      <style:text-properties officeooo:rsid="001ab57a" officeooo:paragraph-rsid="001ab57a"/>
    </style:style>
    <style:style style:name="P42" style:family="paragraph" style:parent-style-name="Text_20_body" style:list-style-name="L16">
      <style:paragraph-properties fo:text-align="start" style:justify-single-word="false"/>
      <style:text-properties officeooo:rsid="001ad945" officeooo:paragraph-rsid="001ad945"/>
    </style:style>
    <style:style style:name="P43" style:family="paragraph" style:parent-style-name="Text_20_body" style:list-style-name="L17">
      <style:paragraph-properties fo:text-align="start" style:justify-single-word="false"/>
      <style:text-properties officeooo:rsid="001ad945" officeooo:paragraph-rsid="001ad945"/>
    </style:style>
    <style:style style:name="P44" style:family="paragraph" style:parent-style-name="Text_20_body" style:list-style-name="L16">
      <style:paragraph-properties fo:text-align="start" style:justify-single-word="false"/>
      <style:text-properties officeooo:rsid="001b769e" officeooo:paragraph-rsid="001b769e"/>
    </style:style>
    <style:style style:name="P45" style:family="paragraph" style:parent-style-name="Text_20_body" style:list-style-name="">
      <style:paragraph-properties fo:text-align="start" style:justify-single-word="false"/>
      <style:text-properties officeooo:rsid="001ad945" officeooo:paragraph-rsid="001ad945"/>
    </style:style>
    <style:style style:name="P46" style:family="paragraph" style:parent-style-name="Text_20_body" style:list-style-name="L18">
      <style:paragraph-properties fo:text-align="start" style:justify-single-word="false"/>
      <style:text-properties officeooo:rsid="001b769e" officeooo:paragraph-rsid="001b769e"/>
    </style:style>
    <style:style style:name="P47" style:family="paragraph" style:parent-style-name="Heading_20_4">
      <style:paragraph-properties fo:text-align="center" style:justify-single-word="false" fo:break-before="page"/>
      <style:text-properties officeooo:rsid="001ab57a" officeooo:paragraph-rsid="001ab57a"/>
    </style:style>
    <style:style style:name="P48" style:family="paragraph" style:parent-style-name="Text_20_body">
      <style:paragraph-properties fo:text-align="center" style:justify-single-word="false"/>
      <style:text-properties officeooo:paragraph-rsid="001ab57a"/>
    </style:style>
    <style:style style:name="P49" style:family="paragraph" style:parent-style-name="Text_20_body" style:list-style-name="L19">
      <style:paragraph-properties fo:text-align="start" style:justify-single-word="false"/>
      <style:text-properties officeooo:paragraph-rsid="001ab57a"/>
    </style:style>
    <style:style style:name="P50" style:family="paragraph" style:parent-style-name="Text_20_body" style:list-style-name="L19">
      <style:paragraph-properties fo:text-align="start" style:justify-single-word="false"/>
      <style:text-properties officeooo:rsid="001c99fa" officeooo:paragraph-rsid="001c99fa"/>
    </style:style>
    <style:style style:name="P51" style:family="paragraph" style:parent-style-name="Text_20_body" style:list-style-name="L20">
      <style:paragraph-properties fo:text-align="start" style:justify-single-word="false"/>
      <style:text-properties officeooo:rsid="001c99fa" officeooo:paragraph-rsid="001c99fa"/>
    </style:style>
    <style:style style:name="P52" style:family="paragraph" style:parent-style-name="Text_20_body">
      <style:paragraph-properties fo:text-align="start" style:justify-single-word="false"/>
      <style:text-properties officeooo:rsid="001c99fa" officeooo:paragraph-rsid="001c99fa"/>
    </style:style>
    <style:style style:name="P53" style:family="paragraph" style:parent-style-name="Text_20_body" style:list-style-name="L21">
      <style:paragraph-properties fo:text-align="start" style:justify-single-word="false"/>
      <style:text-properties officeooo:rsid="001c99fa" officeooo:paragraph-rsid="001c99fa"/>
    </style:style>
    <style:style style:name="P54" style:family="paragraph" style:parent-style-name="Text_20_body" style:list-style-name="L21">
      <style:paragraph-properties fo:text-align="start" style:justify-single-word="false"/>
      <style:text-properties officeooo:rsid="001cca75" officeooo:paragraph-rsid="001cca75"/>
    </style:style>
    <style:style style:name="P55" style:family="paragraph" style:parent-style-name="Text_20_body">
      <style:paragraph-properties fo:text-align="start" style:justify-single-word="false"/>
      <style:text-properties officeooo:paragraph-rsid="001ab57a"/>
    </style:style>
    <style:style style:name="P56" style:family="paragraph" style:parent-style-name="Heading_20_4">
      <style:paragraph-properties fo:text-align="center" style:justify-single-word="false" fo:break-before="page"/>
      <style:text-properties officeooo:rsid="001c99fa" officeooo:paragraph-rsid="001c99fa"/>
    </style:style>
    <style:style style:name="P57" style:family="paragraph" style:parent-style-name="Text_20_body">
      <style:paragraph-properties fo:text-align="start" style:justify-single-word="false"/>
      <style:text-properties officeooo:paragraph-rsid="001c99fa"/>
    </style:style>
    <style:style style:name="P58" style:family="paragraph" style:parent-style-name="Text_20_body" style:list-style-name="L22">
      <style:paragraph-properties fo:text-align="start" style:justify-single-word="false"/>
      <style:text-properties officeooo:rsid="001cca75" officeooo:paragraph-rsid="001cca75"/>
    </style:style>
    <style:style style:name="P59" style:family="paragraph" style:parent-style-name="Text_20_body">
      <style:paragraph-properties fo:text-align="start" style:justify-single-word="false"/>
      <style:text-properties officeooo:rsid="001cca75" officeooo:paragraph-rsid="001cca75"/>
    </style:style>
    <style:style style:name="P60" style:family="paragraph" style:parent-style-name="Text_20_body" style:list-style-name="L23">
      <style:paragraph-properties fo:text-align="start" style:justify-single-word="false"/>
      <style:text-properties officeooo:rsid="001cca75" officeooo:paragraph-rsid="001cca75"/>
    </style:style>
    <style:style style:name="T1" style:family="text">
      <style:text-properties officeooo:rsid="00195acb"/>
    </style:style>
    <style:style style:name="T2" style:family="text">
      <style:text-properties officeooo:rsid="001ab115"/>
    </style:style>
    <style:style style:name="T3" style:family="text">
      <style:text-properties officeooo:rsid="0019b452"/>
    </style:style>
    <style:style style:name="T4" style:family="text">
      <style:text-properties officeooo:rsid="001ab57a"/>
    </style:style>
    <style:style style:name="T5" style:family="text">
      <style:text-properties officeooo:rsid="001ad945"/>
    </style:style>
    <style:style style:name="T6" style:family="text">
      <style:text-properties officeooo:rsid="001b769e"/>
    </style:style>
    <style:style style:name="T7" style:family="text">
      <style:text-properties officeooo:rsid="001c99fa"/>
    </style:style>
    <style:style style:name="T8" style:family="text">
      <style:text-properties officeooo:rsid="001cca7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span text:style-name="T1">Look Up English Morphem</text:span><text:span text:style-name="T2">e</text:span></text:h>
      <text:p text:style-name="P2"/>
      <text:list text:style-name="L1">
        <text:list-item>
          <text:h text:style-name="P3" text:outline-level="4">User selects option to search for a morpheme</text:h>
        </text:list-item>
        <text:list-item>
          <text:h text:style-name="P3" text:outline-level="4">User types the morpheme to be searched for in the latin script</text:h>
        </text:list-item>
        <text:list-item>
          <text:h text:style-name="P3" text:outline-level="4">App presents search results</text:h>
        </text:list-item>
        <text:list-item>
          <text:h text:style-name="P3" text:outline-level="4">User selects a morpheme and can view its details</text:h>
        </text:list-item>
      </text:list>
      <text:list text:style-name="L2">
        <text:list-item>
          <text:list>
            <text:list-item>
              <text:h text:style-name="P4" text:outline-level="4">Alternative spellings</text:h>
            </text:list-item>
            <text:list-item>
              <text:h text:style-name="P4" text:outline-level="4">Pronunciations</text:h>
            </text:list-item>
            <text:list-item>
              <text:h text:style-name="P5" text:outline-level="4">Synonyms</text:h>
            </text:list-item>
            <text:list-item>
              <text:h text:style-name="P6" text:outline-level="4">Doublets</text:h>
            </text:list-item>
            <text:list-item>
              <text:h text:style-name="P7" text:outline-level="4">Meaning</text:h>
            </text:list-item>
            <text:list-item>
              <text:h text:style-name="P7" text:outline-level="4">Han equivalent <text:span text:style-name="T3">(or list of possible equivalents)</text:span></text:h>
            </text:list-item>
            <text:list-item>
              <text:h text:style-name="P7" text:outline-level="4">Words comprising it</text:h>
            </text:list-item>
          </text:list>
        </text:list-item>
      </text:list>
      <text:h text:style-name="P8" text:outline-level="4"/>
      <text:h text:style-name="P8" text:outline-level="4">Alternative Flows</text:h>
      <text:list xml:id="list2721873618" text:style-name="L3">
        <text:list-item>
          <text:h text:style-name="P9" text:outline-level="4" text:restart-numbering="true" text:start-value="-1">User does not find the morpheme they want, selects option to create new entry</text:h>
        </text:list-item>
        <text:list-item>
          <text:h text:style-name="P9" text:outline-level="4">App presents interface for entering details of new morpheme</text:h>
        </text:list-item>
      </text:list>
      <text:h text:style-name="P10" text:outline-level="4"/>
      <text:list text:style-name="L4">
        <text:list-item>
          <text:h text:style-name="P11" text:outline-level="4">User selects the option to edit the morpheme they’ve selected</text:h>
        </text:list-item>
        <text:list-item>
          <text:h text:style-name="P11" text:outline-level="4">App presents interface for entering new details of morpheme</text:h>
        </text:list-item>
      </text:list>
      <text:h text:style-name="P12" text:outline-level="4"/>
      <text:list text:style-name="L5">
        <text:list-item>
          <text:h text:style-name="P13" text:outline-level="4">User selects option to delete the morpheme they’ve selected</text:h>
        </text:list-item>
        <text:list-item>
          <text:h text:style-name="P13" text:outline-level="4">App presents interface for deciding what should happen to connected data</text:h>
        </text:list-item>
      </text:list>
      <text:list text:style-name="L6">
        <text:list-item>
          <text:list>
            <text:list-item>
              <text:h text:style-name="P14" text:outline-level="4">Words comprising it (reanalyze as single morpheme vs replace morpheme with another)</text:h>
            </text:list-item>
            <text:list-item>
              <text:h text:style-name="P14" text:outline-level="4">Han equivalent (delete association vs map to new morpheme)</text:h>
            </text:list-item>
          </text:list>
        </text:list-item>
      </text:list>
      <text:h text:style-name="P15" text:outline-level="4">Look Up Han Character</text:h>
      <text:h text:style-name="P16" text:outline-level="4"/>
      <text:list text:style-name="L7">
        <text:list-item>
          <text:h text:style-name="P17" text:outline-level="4">User selects the option to search for a han character</text:h>
        </text:list-item>
        <text:list-item>
          <text:h text:style-name="P17" text:outline-level="4">User types the han character to be searched for</text:h>
        </text:list-item>
        <text:list-item>
          <text:h text:style-name="P18" text:outline-level="4">App presents character details</text:h>
        </text:list-item>
      </text:list>
      <text:list text:style-name="L8">
        <text:list-item>
          <text:list>
            <text:list-item>
              <text:h text:style-name="P19" text:outline-level="4">Phonetic readings (or list of potential options)</text:h>
            </text:list-item>
            <text:list-item>
              <text:h text:style-name="P19" text:outline-level="4">Morphological readings (or list of potential options)</text:h>
            </text:list-item>
            <text:list-item>
              <text:h text:style-name="P19" text:outline-level="4">Contextual readings (or list of potential options)</text:h>
            </text:list-item>
            <text:list-item>
              <text:h text:style-name="P19" text:outline-level="4">Simplified/Traditional equivalent (if applicable)</text:h>
            </text:list-item>
            <text:list-item>
              <text:h text:style-name="P19" text:outline-level="4">Usage notes</text:h>
            </text:list-item>
          </text:list>
        </text:list-item>
      </text:list>
      <text:h text:style-name="P20" text:outline-level="4"/>
      <text:h text:style-name="P20" text:outline-level="4">Alternative Flows</text:h>
      <text:list xml:id="list130461408803485" text:continue-list="list2721873618" text:style-name="L3">
        <text:list-item text:start-value="3">
          <text:h text:style-name="P21" text:outline-level="4" text:restart-numbering="true" text:start-value="-1"><text:span text:style-name="T4">Character does not have an entry, App </text:span><text:span text:style-name="T3">presents interface for </text:span><text:span text:style-name="T4">creating new character entry</text:span></text:h>
        </text:list-item>
      </text:list>
      <text:h text:style-name="P22" text:outline-level="4"/>
      <text:list text:style-name="L9">
        <text:list-item>
          <text:h text:style-name="P23" text:outline-level="4"><text:span text:style-name="T3">User selects the option to edit the </text:span><text:span text:style-name="T4">character</text:span><text:span text:style-name="T3"> they’ve selected</text:span></text:h>
        </text:list-item>
        <text:list-item>
          <text:h text:style-name="P24" text:outline-level="4">App presents interface for entering new details of <text:span text:style-name="T4">character</text:span></text:h>
        </text:list-item>
      </text:list>
      <text:h text:style-name="P25" text:outline-level="4"/>
      <text:list text:style-name="L10">
        <text:list-item>
          <text:h text:style-name="P26" text:outline-level="4"><text:span text:style-name="T2">User selects option to delete the </text:span><text:span text:style-name="T4">character</text:span><text:span text:style-name="T2"> they’ve selected</text:span></text:h>
        </text:list-item>
        <text:list-item>
          <text:h text:style-name="P27" text:outline-level="4">App presents interface for deciding what should happen to connected data</text:h>
        </text:list-item>
      </text:list>
      <text:list text:style-name="L11">
        <text:list-item>
          <text:list>
            <text:list-item>
              <text:h text:style-name="P28" text:outline-level="4">Words comprising it (reanalyze as single morpheme vs replace morpheme with another)</text:h>
            </text:list-item>
            <text:list-item>
              <text:h text:style-name="P28" text:outline-level="4">Han equivalent (delete association vs map to new morpheme)</text:h>
            </text:list-item>
          </text:list>
        </text:list-item>
      </text:list>
      <text:h text:style-name="P15" text:outline-level="4">Look Up Word of English</text:h>
      <text:p text:style-name="P29"/>
      <text:list text:style-name="L12">
        <text:list-item>
          <text:p text:style-name="P30"><text:s/><text:span text:style-name="T5">User selects option to search for an english word </text:span></text:p>
        </text:list-item>
        <text:list-item>
          <text:p text:style-name="P31">User types the word they want to search for in the latin script</text:p>
        </text:list-item>
        <text:list-item>
          <text:p text:style-name="P31">App presents a list of search results</text:p>
        </text:list-item>
        <text:list-item>
          <text:p text:style-name="P31">User selects a word and can view its details</text:p>
        </text:list-item>
      </text:list>
      <text:list text:style-name="L13">
        <text:list-item>
          <text:list>
            <text:list-item>
              <text:p text:style-name="P32">Alternative spellings</text:p>
            </text:list-item>
            <text:list-item>
              <text:p text:style-name="P32">Pronunciations</text:p>
            </text:list-item>
            <text:list-item>
              <text:p text:style-name="P32">Synonyms</text:p>
            </text:list-item>
            <text:list-item>
              <text:p text:style-name="P32">Analogous constructions</text:p>
            </text:list-item>
            <text:list-item>
              <text:p text:style-name="P32">Meaning</text:p>
            </text:list-item>
            <text:list-item>
              <text:p text:style-name="P32">Morphemes it comprises</text:p>
            </text:list-item>
            <text:list-item>
              <text:p text:style-name="P32">Spelling in han script (or representation of potential options)</text:p>
            </text:list-item>
          </text:list>
        </text:list-item>
      </text:list>
      <text:p text:style-name="P33"/>
      <text:p text:style-name="P33">Alternative Flows</text:p>
      <text:list text:continue-list="list130461408803485" text:style-name="L3">
        <text:list-item text:start-value="3">
          <text:h text:style-name="P34" text:outline-level="4" text:restart-numbering="true" text:start-value="-1"><text:span text:style-name="T3">User does not find the </text:span><text:span text:style-name="T5">word</text:span><text:span text:style-name="T3"> they want, selects option to create new entry</text:span></text:h>
        </text:list-item>
        <text:list-item>
          <text:h text:style-name="P34" text:outline-level="4"><text:span text:style-name="T3">App presents interface for entering details of new </text:span><text:span text:style-name="T5">word</text:span></text:h>
        </text:list-item>
      </text:list>
      <text:h text:style-name="P35" text:outline-level="4"/>
      <text:list text:style-name="L14">
        <text:list-item>
          <text:h text:style-name="P36" text:outline-level="4">User selects the option to edit the <text:span text:style-name="T5">word</text:span> they’ve selected</text:h>
        </text:list-item>
        <text:list-item>
          <text:h text:style-name="P36" text:outline-level="4">App presents interface for entering new details of <text:span text:style-name="T5">word</text:span></text:h>
        </text:list-item>
      </text:list>
      <text:h text:style-name="P37" text:outline-level="4"/>
      <text:list text:style-name="L15">
        <text:list-item>
          <text:h text:style-name="P38" text:outline-level="4">User selects option to delete the <text:span text:style-name="T5">word</text:span> they’ve selected</text:h>
        </text:list-item>
        <text:list-item>
          <text:h text:style-name="P39" text:outline-level="4">App deletes word entry, altering nothing outside the selected word</text:h>
        </text:list-item>
      </text:list>
      <text:h text:style-name="P40" text:outline-level="4">View Unresolved Items</text:h>
      <text:h text:style-name="P41" text:outline-level="4"/>
      <text:list xml:id="list3976337608" text:style-name="L16">
        <text:list-item>
          <text:h text:style-name="P42" text:outline-level="4">User selects a category of items to search through</text:h>
        </text:list-item>
      </text:list>
      <text:list text:style-name="L17">
        <text:list-item>
          <text:list>
            <text:list-item>
              <text:h text:style-name="P43" text:outline-level="4">Morphemes</text:h>
            </text:list-item>
            <text:list-item>
              <text:h text:style-name="P43" text:outline-level="4">Characters</text:h>
            </text:list-item>
            <text:list-item>
              <text:h text:style-name="P43" text:outline-level="4">Words</text:h>
            </text:list-item>
            <text:list-item>
              <text:h text:style-name="P43" text:outline-level="4">Groups</text:h>
            </text:list-item>
          </text:list>
        </text:list-item>
      </text:list>
      <text:list text:continue-list="list3976337608" text:style-name="L16">
        <text:list-item>
          <text:h text:style-name="P42" text:outline-level="4">User <text:span text:style-name="T6">selects option to specifically search for unresolved items</text:span></text:h>
        </text:list-item>
        <text:list-item>
          <text:h text:style-name="P44" text:outline-level="4">User searches the category they picked as normal</text:h>
        </text:list-item>
        <text:list-item>
          <text:h text:style-name="P44" text:outline-level="4">App returns search results, showing only items with incomplete fields</text:h>
        </text:list-item>
      </text:list>
      <text:h text:style-name="P45" text:outline-level="4"/>
      <text:h text:style-name="P45" text:outline-level="4">Alternative Flows</text:h>
      <text:list text:style-name="L18">
        <text:list-item>
          <text:h text:style-name="P46" text:outline-level="4" text:restart-numbering="true" text:start-value="-1">User has selected the category “groups” and so doesn’t need to specify to search unresolved</text:h>
        </text:list-item>
      </text:list>
      <text:h text:style-name="P47" text:outline-level="4">Group Unresolved Items</text:h>
      <text:p text:style-name="P48"/>
      <text:list xml:id="list1253080369" text:style-name="L19">
        <text:list-item>
          <text:p text:style-name="P49"><text:s/><text:span text:style-name="T7">User is on the page for an item and selects to add it to a group</text:span></text:p>
        </text:list-item>
        <text:list-item>
          <text:p text:style-name="P50">App presents a list of groups the item can be added to for User to select from</text:p>
        </text:list-item>
        <text:list-item>
          <text:p text:style-name="P50">App presents an interface for adding linked items to the group too</text:p>
        </text:list-item>
      </text:list>
      <text:list text:style-name="L20">
        <text:list-item>
          <text:list>
            <text:list-item>
              <text:p text:style-name="P51">should an item be added this way, another interface will be presented for it</text:p>
            </text:list-item>
          </text:list>
        </text:list-item>
      </text:list>
      <text:list text:continue-list="list1253080369" text:style-name="L19">
        <text:list-item>
          <text:p text:style-name="P50">User indicates that they are done adding linked items to the group</text:p>
        </text:list-item>
      </text:list>
      <text:p text:style-name="P52"/>
      <text:p text:style-name="P52">Alternative Flows</text:p>
      <text:list text:style-name="L21">
        <text:list-item>
          <text:p text:style-name="P53">User <text:span text:style-name="T8">does not wish to add item to any existing group, chooses to create a new group</text:span></text:p>
        </text:list-item>
        <text:list-item>
          <text:p text:style-name="P54">App creates new group and then presents interfaces as normal</text:p>
        </text:list-item>
      </text:list>
      <text:p text:style-name="P55"/>
      <text:h text:style-name="P56" text:outline-level="4">Transliterate Text</text:h>
      <text:p text:style-name="P57"/>
      <text:list text:style-name="L22">
        <text:list-item>
          <text:p text:style-name="P58">User selects the option to transliterate a piece of text from the home screen</text:p>
        </text:list-item>
        <text:list-item>
          <text:p text:style-name="P58">User types in the text they wish to transliterate</text:p>
        </text:list-item>
        <text:list-item>
          <text:p text:style-name="P58">App evaluates the script of the text given, and uses the database to convert it to the other one</text:p>
        </text:list-item>
      </text:list>
      <text:p text:style-name="P59"/>
      <text:p text:style-name="P59">Alternative Flows</text:p>
      <text:list text:style-name="L23">
        <text:list-item>
          <text:p text:style-name="P60">Part of the text has no obvious transliteration, App presents that section of the text in its original form</text:p>
        </text:list-item>
        <text:list-item>
          <text:p text:style-name="P60">User clicks on untransliterated section of text</text:p>
        </text:list-item>
        <text:list-item>
          <text:p text:style-name="P60">App presents some guesses for how it could be transliterat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4:05:47.318000000</meta:creation-date>
    <dc:date>2025-01-06T13:04:59.086000000</dc:date>
    <meta:editing-duration>PT59M54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6" meta:paragraph-count="85" meta:word-count="711" meta:character-count="4003" meta:non-whitespace-character-count="3447"/>
  </office:meta>
</office:document-meta>
</file>